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PUB Creation</text:h>
      <text:p text:style-name="Text_20_body">..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38:05.02</meta:creation-date>
    <dc:title>EPUB Creation</dc:title>
    <dc:date>2011-12-20T11:15:06.17</dc:date>
    <meta:editing-duration>PT3M54S</meta:editing-duration>
    <meta:editing-cycles>8</meta:editing-cycles>
    <meta:generator>OpenOffice.org/3.3$Win32 OpenOffice.org_project/330m20$Build-9567</meta:generator>
    <dc:creator>Martin Vladić</dc:creator>
    <meta:document-statistic meta:table-count="0" meta:image-count="0" meta:object-count="0" meta:page-count="1" meta:paragraph-count="2" meta:word-count="3" meta:character-count="16"/>
    <meta:user-defined meta:name="WebPublish_Post_Id">14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